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color="#000000" draw:marker-end="Arrow" draw:marker-end-width="0.3cm" draw:fill="none" draw:fill-image-width="0cm" draw:fill-image-height="0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fo:min-height="1.545cm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fo:min-height="0.15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fo:min-height="0.55cm"/>
    </style:style>
    <style:style style:name="gr9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fo:min-height="0.65cm"/>
    </style:style>
    <style:style style:name="gr11" style:family="graphic" style:parent-style-name="objectwithoutfill">
      <style:graphic-properties svg:stroke-color="#000000" draw:fill="none" draw:fill-image-width="0cm" draw:fill-image-height="0cm" draw:textarea-vertical-align="middle"/>
    </style:style>
    <style:style style:name="gr12" style:family="graphic" style:parent-style-name="standard">
      <style:graphic-properties svg:stroke-color="#000000" draw:fill="none" draw:fill-color="#000000" draw:fill-image-width="0cm" draw:fill-image-height="0cm"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000000" draw:marker-end="Arrow" draw:marker-end-width="0.3cm" draw:fill="none" draw:fill-color="#000000" draw:fill-image-width="0cm" draw:fill-image-height="0cm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fo:min-height="0.9cm"/>
    </style:style>
    <style:style style:name="gr15" style:family="graphic" style:parent-style-name="standard">
      <style:graphic-properties svg:stroke-color="#000000" draw:fill="none" draw:fill-color="#000000" draw:fill-image-width="0cm" draw:fill-image-height="0cm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fill-image-width="0cm" draw:fill-image-height="0cm" fo:min-height="1.65cm"/>
    </style:style>
    <style:style style:name="gr17" style:family="graphic" style:parent-style-name="objectwithoutfill">
      <style:graphic-properties svg:stroke-color="#000000" draw:fill="none" draw:fill-color="#000000" draw:fill-image-width="0cm" draw:fill-image-height="0cm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fill-image-width="0cm" draw:fill-image-height="0cm" fo:min-height="0.7cm"/>
    </style:style>
    <style:style style:name="gr19" style:family="graphic" style:parent-style-name="standard">
      <style:graphic-properties draw:stroke="none" svg:stroke-color="#000000" draw:fill="none" draw:fill-color="#ffffff" draw:fill-image-width="0cm" draw:fill-image-height="0cm" fo:min-height="0.8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cm" svg:height="7.6cm" draw:transform="skewX (-0.00226892802759263) translate (1.783cm 2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1cm" svg:height="0.8cm" svg:x="2.9cm" svg:y="5.2cm">
          <text:p text:style-name="P1">Usernam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1cm" svg:height="0.8cm" svg:x="2.9cm" svg:y="6.7cm">
          <text:p text:style-name="P1">Password</text:p>
          <draw:enhanced-geometry svg:viewBox="0 0 21600 21600" draw:type="rectangle" draw:enhanced-path="M 0 0 L 21600 0 21600 21600 0 21600 0 0 Z N"/>
        </draw:custom-shape>
        <draw:frame draw:style-name="gr3" draw:layer="layout" svg:width="3.702cm" svg:height="0.962cm" svg:x="2.9cm" svg:y="2.738cm">
          <draw:text-box>
            <text:p>Login Page</text:p>
          </draw:text-box>
        </draw:frame>
        <draw:custom-shape draw:style-name="gr4" draw:text-style-name="P1" draw:layer="layout" svg:width="7.9cm" svg:height="7.6cm" svg:x="11.4cm" svg:y="2.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552cm" svg:height="0.962cm" svg:x="12.548cm" svg:y="2.438cm">
          <draw:text-box>
            <text:p>User's Dashboard</text:p>
          </draw:text-box>
        </draw:frame>
        <draw:custom-shape draw:style-name="gr2" draw:text-style-name="P1" draw:layer="layout" svg:width="2.3cm" svg:height="3.6cm" svg:x="16.8cm" svg:y="5.9cm">
          <text:p text:style-name="P1">Movies</text:p>
          <text:p text:style-name="P1">runn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cm" svg:height="1.4cm" svg:x="11.6cm" svg:y="8.2cm">
          <text:p text:style-name="P1">Booking Histo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cm" svg:height="1cm" svg:x="11.6cm" svg:y="6.4cm">
          <text:p text:style-name="P1">Recommendation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4cm" svg:y1="5.7cm" svg:x2="10.7cm" svg:y2="5.7cm">
          <text:p/>
        </draw:line>
        <draw:line draw:style-name="gr5" draw:text-style-name="P1" draw:layer="layout" svg:x1="15.1cm" svg:y1="10.1cm" svg:x2="15.1cm" svg:y2="12cm">
          <text:p/>
        </draw:line>
        <draw:custom-shape draw:style-name="gr2" draw:text-style-name="P1" draw:layer="layout" svg:width="6.9cm" svg:height="1.7cm" svg:x="11.8cm" svg:y="3.9cm">
          <text:p text:style-name="P1">List movies</text:p>
          <text:p text:style-name="P1"/>
          <draw:enhanced-geometry svg:viewBox="0 0 21600 21600" draw:type="rectangle" draw:enhanced-path="M 0 0 L 21600 0 21600 21600 0 21600 0 0 Z N"/>
        </draw:custom-shape>
        <draw:frame draw:style-name="gr6" draw:layer="layout" svg:width="2.4cm" svg:height="1.795cm" svg:x="15.3cm" svg:y="10cm">
          <draw:text-box>
            <text:p>Select movie</text:p>
          </draw:text-box>
        </draw:frame>
        <draw:frame draw:style-name="gr7" draw:text-style-name="P2" draw:layer="layout" svg:width="3.2cm" svg:height="0.729cm" svg:x="12cm" svg:y="4.8cm">
          <draw:text-box>
            <text:p text:style-name="P2"><text:span text:style-name="T1">By Movie Title</text:span></text:p>
          </draw:text-box>
        </draw:frame>
        <draw:frame draw:style-name="gr8" draw:text-style-name="P2" draw:layer="layout" svg:width="3.6cm" svg:height="0.8cm" svg:x="15.294cm" svg:y="4.8cm">
          <draw:text-box draw:corner-radius="0.2cm">
            <text:p text:style-name="P2"><text:span text:style-name="T1">By cinema halls</text:span></text:p>
          </draw:text-box>
        </draw:frame>
        <draw:custom-shape draw:style-name="gr9" draw:text-style-name="P3" draw:layer="layout" svg:width="0.3cm" svg:height="0.3cm" svg:x="11.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3cm" svg:height="0.3cm" svg:x="15.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7.8cm" svg:height="6.2cm" svg:x="11.7cm" svg:y="12.4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4cm" svg:height="0.962cm" svg:x="13.5cm" svg:y="13cm">
          <draw:text-box>
            <text:p>Select seats</text:p>
          </draw:text-box>
        </draw:frame>
        <draw:custom-shape draw:style-name="gr9" draw:text-style-name="P3" draw:layer="layout" svg:width="5cm" svg:height="2.5cm" svg:x="13cm" svg:y="14.5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3cm" svg:y1="15.1cm" svg:x2="18cm" svg:y2="15.1cm">
          <text:p/>
        </draw:line>
        <draw:line draw:style-name="gr11" draw:text-style-name="P3" draw:layer="layout" svg:x1="13cm" svg:y1="15.8cm" svg:x2="18cm" svg:y2="15.8cm">
          <text:p/>
        </draw:line>
        <draw:line draw:style-name="gr11" draw:text-style-name="P3" draw:layer="layout" svg:x1="13cm" svg:y1="16.4cm" svg:x2="18cm" svg:y2="16.4cm">
          <text:p/>
        </draw:line>
        <draw:line draw:style-name="gr11" draw:text-style-name="P3" draw:layer="layout" svg:x1="15.432cm" svg:y1="14.5cm" svg:x2="15.432cm" svg:y2="17cm">
          <text:p/>
        </draw:line>
        <draw:line draw:style-name="gr11" draw:text-style-name="P3" draw:layer="layout" svg:x1="14.8cm" svg:y1="14.5cm" svg:x2="14.8cm" svg:y2="17cm">
          <text:p/>
        </draw:line>
        <draw:line draw:style-name="gr11" draw:text-style-name="P3" draw:layer="layout" svg:x1="14.2cm" svg:y1="14.5cm" svg:x2="14.2cm" svg:y2="17cm">
          <text:p/>
        </draw:line>
        <draw:line draw:style-name="gr11" draw:text-style-name="P3" draw:layer="layout" svg:x1="13.6cm" svg:y1="14.5cm" svg:x2="13.6cm" svg:y2="17cm">
          <text:p/>
        </draw:line>
        <draw:line draw:style-name="gr11" draw:text-style-name="P3" draw:layer="layout" svg:x1="16.1cm" svg:y1="14.5cm" svg:x2="16.1cm" svg:y2="17cm">
          <text:p/>
        </draw:line>
        <draw:line draw:style-name="gr11" draw:text-style-name="P3" draw:layer="layout" svg:x1="16.7cm" svg:y1="14.5cm" svg:x2="16.7cm" svg:y2="17cm">
          <text:p/>
        </draw:line>
        <draw:line draw:style-name="gr11" draw:text-style-name="P3" draw:layer="layout" svg:x1="17.3cm" svg:y1="14.5cm" svg:x2="17.3cm" svg:y2="17cm">
          <text:p/>
        </draw:line>
        <draw:custom-shape draw:style-name="gr12" draw:text-style-name="P3" draw:layer="layout" svg:width="1.8cm" svg:height="0.8cm" svg:x="16.8cm" svg:y="17.4cm">
          <text:p text:style-name="P3">Pay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1.1cm" svg:y1="15.3cm" svg:x2="8.9cm" svg:y2="15.3cm">
          <text:p/>
        </draw:line>
        <draw:frame draw:style-name="gr14" draw:text-style-name="P2" draw:layer="layout" svg:width="1.7cm" svg:height="1.15cm" svg:x="9.3cm" svg:y="14cm">
          <draw:text-box>
            <text:p>Pay</text:p>
          </draw:text-box>
        </draw:frame>
        <draw:custom-shape draw:style-name="gr15" draw:text-style-name="P3" draw:layer="layout" svg:width="5.8cm" svg:height="6.1cm" svg:x="2.5cm" svg:y="12.3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5.7cm" svg:height="1.9cm" svg:x="2.7cm" svg:y="12.6cm">
          <draw:text-box>
            <text:p><text:s text:c="5"/>Third party </text:p>
            <text:p>payment gateway</text:p>
          </draw:text-box>
        </draw:frame>
        <draw:custom-shape draw:style-name="gr15" draw:text-style-name="P3" draw:layer="layout" svg:width="3.2cm" svg:height="2.4cm" svg:x="3.7cm" svg:y="14.9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3.7cm" svg:y1="16.1cm" svg:x2="6.9cm" svg:y2="16.1cm">
          <text:p/>
        </draw:line>
        <draw:custom-shape draw:style-name="gr15" draw:text-style-name="P3" draw:layer="layout" svg:width="0.3cm" svg:height="0.3cm" svg:x="3.9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3cm" svg:height="0.3cm" svg:x="3.9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2.9cm" svg:height="0.95cm" svg:x="4.3cm" svg:y="15.1cm">
          <draw:text-box>
            <text:p text:style-name="P2"><text:span text:style-name="T1">Credit Card</text:span></text:p>
          </draw:text-box>
        </draw:frame>
        <draw:frame draw:style-name="gr19" draw:text-style-name="P2" draw:layer="layout" svg:width="2.8cm" svg:height="1.05cm" svg:x="4.3cm" svg:y="16.4cm">
          <draw:text-box>
            <text:p text:style-name="P2"><text:span text:style-name="T1">Debit Car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1T22:00:30.435214750</meta:creation-date>
    <dc:date>2016-11-21T23:42:30.974082445</dc:date>
    <meta:editing-duration>PT11M8S</meta:editing-duration>
    <meta:editing-cycles>1</meta:editing-cycles>
    <meta:document-statistic meta:object-count="41"/>
    <meta:generator>LibreOffice/4.2.7.2$Linux_X86_64 LibreOffice_project/420m0$Build-2</meta:generator>
  </office:meta>
</office:document-meta>
</file>